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b4c" officeooo:paragraph-rsid="00158b4c" style:font-weight-asian="bold" style:font-weight-complex="bold"/>
    </style:style>
    <style:style style:name="P2" style:family="paragraph" style:parent-style-name="Standard">
      <style:text-properties officeooo:rsid="00158b4c" officeooo:paragraph-rsid="00158b4c"/>
    </style:style>
    <style:style style:name="P3" style:family="paragraph" style:parent-style-name="Footnote">
      <style:text-properties officeooo:rsid="00163185" officeooo:paragraph-rsid="00163185"/>
    </style:style>
    <style:style style:name="P4" style:family="paragraph" style:parent-style-name="Footnote">
      <style:text-properties officeooo:rsid="00179162" officeooo:paragraph-rsid="00179162"/>
    </style:style>
    <style:style style:name="P5" style:family="paragraph" style:parent-style-name="Footnote">
      <style:text-properties officeooo:rsid="0019653e" officeooo:paragraph-rsid="0019653e"/>
    </style:style>
    <style:style style:name="P6" style:family="paragraph" style:parent-style-name="Footnote">
      <style:text-properties officeooo:paragraph-rsid="0019f53d"/>
    </style:style>
    <style:style style:name="P7" style:family="paragraph" style:parent-style-name="Standard">
      <style:text-properties officeooo:rsid="0019f53d" officeooo:paragraph-rsid="001d6576"/>
    </style:style>
    <style:style style:name="P8" style:family="paragraph" style:parent-style-name="Footnote">
      <style:text-properties officeooo:rsid="0019f53d" officeooo:paragraph-rsid="0019f53d"/>
    </style:style>
    <style:style style:name="P9" style:family="paragraph" style:parent-style-name="Footnote">
      <style:text-properties officeooo:rsid="001b4fb8" officeooo:paragraph-rsid="001b4fb8"/>
    </style:style>
    <style:style style:name="P10" style:family="paragraph" style:parent-style-name="Footnote">
      <style:text-properties officeooo:rsid="0019f53d" officeooo:paragraph-rsid="001f1106"/>
    </style:style>
    <style:style style:name="P11" style:family="paragraph" style:parent-style-name="Standard">
      <style:text-properties officeooo:rsid="001c824c" officeooo:paragraph-rsid="001c82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f53d" style:font-weight-asian="normal" style:font-weight-complex="normal"/>
    </style:style>
    <style:style style:name="T3" style:family="text">
      <style:text-properties fo:font-style="italic" fo:font-weight="normal" officeooo:rsid="00163185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officeooo:rsid="00163185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63185"/>
    </style:style>
    <style:style style:name="T9" style:family="text">
      <style:text-properties fo:font-style="normal" fo:font-weight="normal" officeooo:rsid="0019f53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7916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9653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110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4fb8" style:font-style-asian="normal" style:font-weight-asian="normal" style:font-style-complex="normal" style:font-weight-complex="normal"/>
    </style:style>
    <style:style style:name="T15" style:family="text">
      <style:text-properties officeooo:rsid="001f1106"/>
    </style:style>
    <style:style style:name="T16" style:family="text">
      <style:text-properties fo:font-style="normal" fo:font-weight="normal" officeooo:rsid="001c824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d6576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karakteristik af Terminator-figuren, m.m.</text:p>
      <text:p text:style-name="P1"><text:span text:style-name="T1"/></text:p>
      <text:p text:style-name="P2"><text:span text:style-name="T1">I den første film præsenteres figuren vi kender som Terminator (</text:span><text:span text:style-name="T2">han</text:span><text:span text:style-name="T1">/</text:span><text:span text:style-name="T2">ham</text:span><text:span text:style-name="T1">), da </text:span><text:span text:style-name="T2">han</text:span><text:span text:style-name="T1"> </text:span><text:span text:style-name="T3">lander</text:span><text:span text:style-name="T4"> i Los Angeles i 1984 efter at rejse i tiden fra år 2029</text:span><text:span text:style-name="T4"><text:note text:id="ftn0" text:note-class="footnote"><text:note-citation>1</text:note-citation><text:note-body><text:p text:style-name="P3">Wikipedia: <text:span text:style-name="T5">The Terminator,</text:span><text:span text:style-name="T6"> </text:span><text:a xlink:type="simple" xlink:href="https://en.wikipedia.org/wiki/The_Terminator#Plot" text:style-name="Internet_20_link" text:visited-style-name="Visited_20_Internet_20_Link"><text:span text:style-name="T6">https://en.wikipedia.org/wiki/The_Terminator#Plot</text:span></text:a><text:span text:style-name="T6"> </text:span><text:span text:style-name="T5">(</text:span><text:span text:style-name="T6">besøgt 25-11-2024), sektionen</text:span><text:span text:style-name="T5"> Plot</text:span><text:span text:style-name="T6">.</text:span></text:p></text:note-body></text:note></text:span><text:span text:style-name="T4">. Terminator spilles af Arnold Schwarznegger, en sweisisk-amerikansk mandlig body builder. Terminator ligner derfor en muskuløs mand i 30’erne. Det afsløres i løbet af filmen, at Terminator ikke er et menneske, men istedet cyborg</text:span><text:span text:style-name="T4"><text:note text:id="ftn1" text:note-class="footnote"><text:note-citation>2</text:note-citation><text:note-body><text:p text:style-name="Footnote"><text:span text:style-name="T7">Official Trailer: The Terminator (1984)</text:span>, <text:span text:style-name="T8">Youtube, </text:span><text:a xlink:type="simple" xlink:href="https://www.youtube.com/watch?v=a9pukhr5HV4" text:style-name="Internet_20_link" text:visited-style-name="Visited_20_Internet_20_Link">https://www.youtube.com/watch?v=a9pukhr5HV4</text:a> <text:span text:style-name="T8">(besøgt 25-11-2024), ved 1:09.</text:span></text:p></text:note-body></text:note></text:span><text:span text:style-name="T4">. Dette vises fysisk på Terminator, da</text:span><text:span text:style-name="T9"> ham</text:span><text:span text:style-name="T4"> kommer tilskade. Altså præsenteres Terminator som en høj muskuløs mand på ydersiden med mekaniske dele indeni. Terminator </text:span><text:span text:style-name="T10">har få replikker i filmen. De gange Terminator taler, er det </text:span><text:span text:style-name="T4">med en </text:span><text:span text:style-name="T10">mekanisk robot-agtig tilnærmende </text:span><text:span text:style-name="T4">monoton stemme.</text:span><text:span text:style-name="T4"><text:note text:id="ftn2" text:note-class="footnote"><text:note-citation>3</text:note-citation><text:note-body><text:p text:style-name="P4">Ibid. ved 0:11.</text:p></text:note-body></text:note></text:span><text:span text:style-name="T4"> </text:span><text:span text:style-name="T10">Terminator udtrykker ingen følelser. Både ansigtsudtryk og toneleje viser ingen affektion og hengivenhed. I løbet af filmen er Terminator fokuseret på sit mål: at slå Sara Conner ihjel, og alle Terminators handlinger i filmen er til, for at opnå dette mål. Terminator deltager ikke i nogen interpersonlige samtaler i løbet af filmen, alle Terminators replikker er kommandoer og spørgsmål, hvis eneste formål er at komme tættere på målet. </text:span><text:span text:style-name="T11">Dette mål er Terminators vigtigste, men også eneste ambition in løbet af filmen. Terminator viser ingen tvivl eller tegn på reflektion over målet før </text:span><text:span text:style-name="T9">han</text:span><text:span text:style-name="T11"> destrueres i den Cyberdyn-ejede fabrik.</text:span><text:span text:style-name="T11"><text:note text:id="ftn3" text:note-class="footnote"><text:note-citation>4</text:note-citation><text:note-body><text:p text:style-name="P5">Wikipedia: <text:span text:style-name="T5">The Terminator</text:span></text:p></text:note-body></text:note></text:span><text:span text:style-name="T11"> Terminator er <text:s/>intimiderende overfor andre personer, og er tildels også farlig, da </text:span><text:span text:style-name="T9">han</text:span><text:span text:style-name="T11"> ikke er bekymret over human bekostning i dens tilstræben. Terminator eraffektion tilsyneladende ikke destruerbar og derfor har andre karakterer ingen mulighed for at yde modstand mod </text:span><text:span text:style-name="T9">ham</text:span><text:span text:style-name="T11">, og andre karakterer er derfor tvunget til at flygte istedet. </text:span><text:span text:style-name="T9">Vi bliver fortalt Terminator er en Cyborg sendt fra fremtiden til at dræbe Sara Conner. “[...] han har kun ét formål: mord”</text:span><text:span text:style-name="T9"><text:note text:id="ftn4" text:note-class="footnote"><text:note-citation>5</text:note-citation><text:note-body><text:p text:style-name="P6"><text:span text:style-name="T7">Official Trailer: The Terminator (1984)</text:span><text:span text:style-name="T12">,</text:span><text:span text:style-name="T9"> ved 2:17, </text:span><text:span text:style-name="T13">min oversættelse.</text:span></text:p></text:note-body></text:note></text:span><text:span text:style-name="T9">.</text:span></text:p>
      <text:p text:style-name="P2"><text:span text:style-name="T9"/></text:p>
      <text:p text:style-name="P7"><text:span text:style-name="T12">I anden film genpræsenteres Terminator som i første film; han lander fra tidsrejsen i Los Angeles nu i 1995</text:span><text:span text:style-name="T12"><text:note text:id="ftn5" text:note-class="footnote"><text:note-citation>6</text:note-citation><text:note-body><text:p text:style-name="P8">Wikipedia:<text:span text:style-name="T5"> Terminator 2: Judgement Day </text:span><text:a xlink:type="simple" xlink:href="https://en.wikipedia.org/wiki/Terminator_2:_Judgment_Day#Plot" text:style-name="Internet_20_link" text:visited-style-name="Visited_20_Internet_20_Link">https://en.wikipedia.org/wiki/Terminator_2:_Judgment_Day#Plot</text:a> (besøgt 25-11-2024), sektionen <text:span text:style-name="T5">Plot</text:span>.</text:p></text:note-body></text:note></text:span><text:span text:style-name="T12">. Terminator </text:span><text:span text:style-name="T14">spilles igen af Arnold Schwarznegger, som stadig fremstår som en muskuløs mand. Som i den første film, fremstår Terminator brutalt målrettet. Dette ses ved han igen yder vold mod et antal bipersoner, for at hugge deres tøj. Men man får fortalt, at Terminator i denne film er her for at beskytte, nu John Conner, og ikke for at slå ihjel.</text:span><text:span text:style-name="T14"><text:note text:id="ftn6" text:note-class="footnote"><text:note-citation>7</text:note-citation><text:note-body><text:p text:style-name="P9"><text:span text:style-name="T5">TERMINATOR 2 - New Trailer - Official (2015)</text:span>, <text:a xlink:type="simple" xlink:href="https://www.youtube.com/watch?v=lwSysg9o7wE" text:style-name="Internet_20_link" text:visited-style-name="Visited_20_Internet_20_Link">https://www.youtube.com/watch?v=lwSysg9o7wE</text:a> <text:span text:style-name="T15">(besøgt 25-11-204).</text:span></text:p></text:note-body></text:note></text:span><text:span text:style-name="T14"> Terminator er igen en Cyborg, specifikt en T-800-model. Dette sammenlignes med modstander-karaktereren, som er en nyere og mere advanceret T-1000-model. </text:span><text:span text:style-name="T16">I denne film udtaler Terminator stadig sine replikker med et lav varierende toneleje. Terminator har flere replikker i denne film end den første film. De fleste af replikkerne, imitereret af andre, udtalet på </text:span><text:soft-page-break/><text:span text:style-name="T16">Terminators måde. Det gøres tydeligt fra starten, at Terminator denne gang er sendt tilbage, for at beskytte og adlyde John Conner. I starten er Terminator ligeså målrettet, som Terminator i den første film. I løbet af filmen interagerer Terminator og John Conner med hinanden. </text:span><text:span text:style-name="T17">Selvom det ikke vises direkte, får man opfattelsen af, at Terminator udvikler sig gennem filmen. Hvor den i starten af filmen var som Terminator i første film, udvikler Terminator i anden film mere hengivenhed og forståelse for karakterene omkring ham. Ergo var Terminator flad i den første film og rund i den anden.</text:span></text:p>
      <text:p text:style-name="P7"><text:span text:style-name="T17"/></text:p>
      <text:p text:style-name="P7"><text:span text:style-name="T17">Forskellen på Terminator-karakterens udvikling og forhold med subjekterne i filmen, kan fortolkes som en sammenligning mellem tidsperioderne. I den første film var ideen om menneske-lignende teknologi og kunstig intelligens nyere. Derfor var Terminator, som den eneste Cyborg, modstander i historien og set som farlig for og antitetisk til mennesker. I anden film havde ideen haft flere år på bagen, og det kan derfor være, at folk var blevet mere trygge ved det. Derfor er der en Cyborg i anden film, som er </text:span><text:span text:style-name="T13">medhjælper til subjekterne, og som endda viser udvikling, som kan ses som en menneskelig karakteristik. Objektet i første film er Sara Conners overlevelse. I anden film er objektet destruktion af T-1000-modellen og at undgå, at Cybernet bliver realiseret. Man kan argumentere for, det er John Conner og modstandsbevægelsen, som er giver i begge film, da det begge gange er ham, der er ansvarlig, for at sende Terminator tilbage i tiden</text:span><text:span text:style-name="T13"><text:note text:id="ftn7" text:note-class="footnote"><text:note-citation>8</text:note-citation><text:note-body><text:p text:style-name="P10"><text:span text:style-name="T15">W</text:span>ikipedia:<text:span text:style-name="T5"> Terminator 2: Judgement Day</text:span></text:p></text:note-body></text:note></text:span><text:span text:style-name="T13">. Herved kan man anvende aktantmodellen på begge film.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3aff" officeooo:paragraph-rsid="001f3af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. F. Jakobsen</text:p>
      </style:header>
      <style:footer>
        <text:p text:style-name="MP2"><text:bookmark-start text:name="PageNumWizard_FOOTER_Default Page Style1"/><text:page-number text:select-page="current">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3:22:48.005737917</meta:creation-date>
    <dc:date>2024-11-25T15:10:48.915108565</dc:date>
    <meta:editing-duration>PT7M34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2" meta:paragraph-count="15" meta:word-count="733" meta:character-count="4871" meta:non-whitespace-character-count="4152"/>
  </office:meta>
</office:document-meta>
</file>